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36d" officeooo:paragraph-rsid="00162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mentation base de donnée</text:p>
      <text:p text:style-name="P1">Phase 3</text:p>
      <text:p text:style-name="P1"/>
      <text:p text:style-name="P1"/>
      <text:p text:style-name="P1">sudo mariadb -u root</text:p>
      <text:p text:style-name="P1"/>
      <text:p text:style-name="P1">use GesCom;</text:p>
      <text:p text:style-name="P1"/>
      <text:p text:style-name="P1">LOAD DATA LOCAL INFILE '/home/jadczak/Téléchargements/customers.csv'</text:p>
      <text:p text:style-name="P1">INTO TABLE customers</text:p>
      <text:p text:style-name="P1">FIELDS TERMINATED BY ',' </text:p>
      <text:p text:style-name="P1">LINES TERMINATED BY '\n'</text:p>
      <text:p text:style-name="P1">IGNORE 1 LINES</text:p>
      <text:p text:style-name="P1">(cus_id, cus_lastname, cus_firstname, cus_adress, cus_zipcode, cus_city, cus_mail, cus_phone)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38:40.749920446</meta:creation-date>
    <dc:date>2024-04-29T15:39:24.372811303</dc:date>
    <meta:editing-duration>PT44S</meta:editing-duration>
    <meta:editing-cycles>1</meta:editing-cycles>
    <meta:document-statistic meta:table-count="0" meta:image-count="0" meta:object-count="0" meta:page-count="1" meta:paragraph-count="10" meta:word-count="39" meta:character-count="310" meta:non-whitespace-character-count="280"/>
    <meta:generator>LibreOffice/7.3.7.2$Linux_X86_64 LibreOffice_project/30$Build-2</meta:generator>
  </office:meta>
</office:document-meta>
</file>